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ff0000" draw:fill="none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852cm"/>
    </style:style>
    <style:style style:name="gr7" style:family="graphic" style:parent-style-name="standard">
      <style:graphic-properties draw:stroke="none" draw:fill="none" fo:min-height="0.75cm"/>
    </style:style>
    <style:style style:name="gr8" style:family="graphic" style:parent-style-name="standard">
      <style:graphic-properties draw:stroke="none" draw:fill="none" fo:min-height="0.714cm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r2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text-shadow="none"/>
    </style:style>
    <style:style style:name="P3" style:family="paragraph">
      <style:paragraph-properties fo:text-align="center"/>
      <style:text-properties fo:color="#ff0000"/>
    </style:style>
    <style:style style:name="T1" style:family="text">
      <style:text-properties fo:color="#ff0000" fo:text-shadow="none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frame draw:style-name="gr1" draw:text-style-name="P1" draw:layer="layout" svg:width="24.534cm" svg:height="18cm" svg:x="-3cm" svg:y="0cm">
          <draw:image xlink:href="../korakuen_map%5B1%5D.jpg" xlink:type="simple" xlink:show="embed" xlink:actuate="onLoad">
            <text:p text:style-name="P1"/>
          </draw:image>
        </draw:frame>
        <draw:frame draw:style-name="gr2" draw:text-style-name="P1" draw:layer="layout" svg:width="18cm" svg:height="13.5cm" draw:transform="rotate (1.5707963267946) translate (13.5cm 18cm)">
          <draw:image xlink:href="../IMG_0161.JPG" xlink:type="simple" xlink:show="embed" xlink:actuate="onLoad">
            <text:p/>
          </draw:image>
        </draw:frame>
        <draw:frame draw:style-name="gr3" draw:text-style-name="P2" draw:layer="layout" svg:width="1cm" svg:height="1cm" svg:x="7.6cm" svg:y="14.5cm">
          <draw:text-box>
            <text:p text:style-name="P2"><text:span text:style-name="T1">★</text:span></text:p>
          </draw:text-box>
        </draw:frame>
        <draw:frame draw:style-name="gr4" draw:text-style-name="P1" draw:layer="layout" svg:width="3.324cm" svg:height="4cm" draw:transform="rotate (-1.57079632679579) translate (23cm 13cm)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8cm" svg:height="13.5cm" draw:transform="rotate (-1.57079632679579) translate (27cm 0cm)">
          <draw:image xlink:href="../IMG_0163.JPG" xlink:type="simple" xlink:show="embed" xlink:actuate="onLoad">
            <text:p/>
          </draw:image>
        </draw:frame>
        <draw:frame draw:style-name="gr6" draw:text-style-name="P3" draw:layer="layout" svg:width="0.887cm" svg:height="4.102cm" svg:x="7.613cm" svg:y="13.036cm">
          <draw:text-box>
            <text:p text:style-name="P3"><text:span text:style-name="T2">★</text:span></text:p>
          </draw:text-box>
        </draw:frame>
        <draw:frame draw:style-name="gr2" draw:text-style-name="P1" draw:layer="layout" svg:width="3.739cm" svg:height="4.5cm" svg:x="19cm" svg:y="13cm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2" draw:text-style-name="P1" draw:layer="layout" svg:width="18cm" svg:height="13.5cm" draw:transform="rotate (1.5707963267946) translate (13.5cm 18cm)">
          <draw:image xlink:href="../IMG_0164.JPG" xlink:type="simple" xlink:show="embed" xlink:actuate="onLoad">
            <text:p/>
          </draw:image>
        </draw:frame>
        <draw:frame draw:style-name="gr7" draw:text-style-name="P3" draw:layer="layout" svg:width="1.001cm" svg:height="1cm" svg:x="7.5cm" svg:y="11cm">
          <draw:text-box>
            <text:p text:style-name="P3"><text:span text:style-name="T2">★</text:span></text:p>
          </draw:text-box>
        </draw:frame>
        <draw:frame draw:style-name="gr2" draw:text-style-name="P1" draw:layer="layout" svg:width="3.739cm" svg:height="4.5cm" draw:transform="rotate (1.5707963267946) translate (14.5cm 16cm)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7.973cm" svg:height="13.48cm" draw:transform="rotate (-1.57079632679579) translate (26.98cm 0cm)">
          <draw:image xlink:href="../IMG_0166.JPG" xlink:type="simple" xlink:show="embed" xlink:actuate="onLoad">
            <text:p/>
          </draw:image>
        </draw:frame>
        <draw:frame draw:style-name="gr8" draw:text-style-name="P3" draw:layer="layout" svg:width="0.887cm" svg:height="0.964cm" svg:x="6.7cm" svg:y="10.3cm">
          <draw:text-box>
            <text:p text:style-name="P3"><text:span text:style-name="T2">★</text:span></text:p>
          </draw:text-box>
        </draw:frame>
        <draw:frame draw:style-name="gr2" draw:text-style-name="P1" draw:layer="layout" svg:width="3.209cm" svg:height="3.862cm" draw:transform="rotate (0.7853981633973) translate (18.8cm 15.169cm)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8cm" svg:height="13.5cm" draw:transform="rotate (-1.57079632679579) translate (27cm 0.001cm)">
          <draw:image xlink:href="../IMG_0167.JPG" xlink:type="simple" xlink:show="embed" xlink:actuate="onLoad">
            <text:p/>
          </draw:image>
        </draw:frame>
        <draw:frame draw:style-name="gr8" draw:text-style-name="P1" draw:layer="layout" svg:width="0.887cm" svg:height="1.521cm" svg:x="6.701cm" svg:y="8.6cm">
          <draw:text-box>
            <text:p text:style-name="P1"><text:span text:style-name="T2">★</text:span></text:p>
            <text:p text:style-name="P1"/>
          </draw:text-box>
        </draw:frame>
        <draw:frame draw:style-name="gr2" draw:text-style-name="P1" draw:layer="layout" svg:width="3.739cm" svg:height="4.5cm" draw:transform="rotate (1.5707963267946) translate (14.5cm 14.5cm)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7.999cm" svg:height="13.499cm" draw:transform="rotate (-1.57079632679579) translate (26.999cm 0cm)">
          <draw:image xlink:href="../IMG_0168.JPG" xlink:type="simple" xlink:show="embed" xlink:actuate="onLoad">
            <text:p/>
          </draw:image>
        </draw:frame>
        <draw:frame draw:style-name="gr8" draw:text-style-name="P1" draw:layer="layout" svg:width="0.887cm" svg:height="1.521cm" svg:x="5.5cm" svg:y="8.536cm">
          <draw:text-box>
            <text:p text:style-name="P1"><text:span text:style-name="T2">★</text:span></text:p>
            <text:p text:style-name="P1"/>
          </draw:text-box>
        </draw:frame>
        <draw:frame draw:style-name="gr2" draw:text-style-name="P1" draw:layer="layout" svg:width="3.739cm" svg:height="4.5cm" svg:x="18.501cm" svg:y="13cm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8cm" svg:height="13.5cm" draw:transform="rotate (-1.57079632679579) translate (27cm 0cm)">
          <draw:image xlink:href="../IMG_0169.JPG" xlink:type="simple" xlink:show="embed" xlink:actuate="onLoad">
            <text:p/>
          </draw:image>
        </draw:frame>
        <draw:frame draw:style-name="gr8" draw:text-style-name="P3" draw:layer="layout" svg:width="0.887cm" svg:height="0.964cm" svg:x="4.001cm" svg:y="8.6cm">
          <draw:text-box>
            <text:p text:style-name="P3"><text:span text:style-name="T2">★</text:span></text:p>
          </draw:text-box>
        </draw:frame>
        <draw:frame draw:style-name="gr4" draw:text-style-name="P1" draw:layer="layout" svg:width="3.739cm" svg:height="4.5cm" draw:transform="rotate (-1.57079632679579) translate (24.5cm 10cm)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8cm" svg:height="13.5cm" draw:transform="rotate (-1.57079632679579) translate (27cm 0cm)">
          <draw:image xlink:href="../IMG_0171.JPG" xlink:type="simple" xlink:show="embed" xlink:actuate="onLoad">
            <text:p/>
          </draw:image>
        </draw:frame>
        <draw:frame draw:style-name="gr8" draw:text-style-name="P3" draw:layer="layout" svg:width="0.887cm" svg:height="0.964cm" svg:x="3.401cm" svg:y="7.6cm">
          <draw:text-box>
            <text:p text:style-name="P3"><text:span text:style-name="T2">★</text:span></text:p>
          </draw:text-box>
        </draw:frame>
        <draw:frame draw:style-name="gr2" draw:text-style-name="P1" draw:layer="layout" svg:width="3.739cm" svg:height="4.5cm" svg:x="16.5cm" svg:y="11cm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office:forms form:automatic-focus="false" form:apply-design-mode="false"/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8cm" svg:height="13.5cm" draw:transform="rotate (-1.57079632679579) translate (27cm 0cm)">
          <draw:image xlink:href="../IMG_0172.JPG" xlink:type="simple" xlink:show="embed" xlink:actuate="onLoad">
            <text:p/>
          </draw:image>
        </draw:frame>
        <draw:frame draw:style-name="gr8" draw:text-style-name="P3" draw:layer="layout" svg:width="0.887cm" svg:height="0.964cm" svg:x="3.301cm" svg:y="6.8cm">
          <draw:text-box>
            <text:p text:style-name="P3"><text:span text:style-name="T2">★</text:span></text:p>
          </draw:text-box>
        </draw:frame>
        <draw:frame draw:style-name="gr2" draw:text-style-name="P1" draw:layer="layout" svg:width="3.739cm" svg:height="4.5cm" svg:x="19cm" svg:y="10cm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7.999cm" svg:height="13.499cm" draw:transform="rotate (-1.57079632679579) translate (27cm 0.001cm)">
          <draw:image xlink:href="../IMG_0175.JPG" xlink:type="simple" xlink:show="embed" xlink:actuate="onLoad">
            <text:p/>
          </draw:image>
        </draw:frame>
        <draw:frame draw:style-name="gr8" draw:text-style-name="P3" draw:layer="layout" svg:width="0.887cm" svg:height="0.964cm" svg:x="3.301cm" svg:y="5.3cm">
          <draw:text-box>
            <text:p text:style-name="P3"><text:span text:style-name="T2">★</text:span></text:p>
          </draw:text-box>
        </draw:frame>
        <draw:frame draw:style-name="gr2" draw:text-style-name="P1" draw:layer="layout" svg:width="3.209cm" svg:height="3.862cm" draw:transform="rotate (0.7853981633973) translate (18.174cm 13.769cm)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office:forms form:automatic-focus="false" form:apply-design-mode="false"/>
        <draw:frame draw:style-name="gr4" draw:text-style-name="P1" draw:layer="layout" svg:width="24.534cm" svg:height="18cm" svg:x="-3cm" svg:y="0cm">
          <draw:image xlink:href="../korakuen_map%5B1%5D.jpg" xlink:type="simple" xlink:show="embed" xlink:actuate="onLoad">
            <text:p/>
          </draw:image>
        </draw:frame>
        <draw:frame draw:style-name="gr4" draw:text-style-name="P1" draw:layer="layout" svg:width="13.499cm" svg:height="17.999cm" svg:x="13.501cm" svg:y="0.001cm">
          <draw:image xlink:href="../IMG00054.jpg" xlink:type="simple" xlink:show="embed" xlink:actuate="onLoad">
            <text:p/>
          </draw:image>
        </draw:frame>
        <draw:frame draw:style-name="gr8" draw:text-style-name="P3" draw:layer="layout" svg:width="0.887cm" svg:height="0.964cm" svg:x="0.601cm" svg:y="4.1cm">
          <draw:text-box>
            <text:p text:style-name="P3"><text:span text:style-name="T2">★</text:span></text:p>
          </draw:text-box>
        </draw:frame>
        <draw:frame draw:style-name="gr2" draw:text-style-name="P1" draw:layer="layout" svg:width="3.739cm" svg:height="4.5cm" svg:x="19.261cm" svg:y="11cm">
          <draw:image xlink:href="../0167%5B1%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5.999cm" svg:x="1cm" svg:y="3.273cm" draw:page-number="1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標準" style:page-layout-name="PM1" draw:style-name="Mdp1">
      <draw:frame presentation:style-name="標準-title" draw:layer="backgroundobjects" svg:width="24.299cm" svg:height="3.005cm" svg:x="1.35cm" svg:y="0.717cm" presentation:class="title" presentation:placeholder="true">
        <draw:text-box/>
      </draw:frame>
      <draw:frame presentation:style-name="標準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7-10T17:06:11.43</meta:creation-date>
    <meta:editing-duration>PT00H44M13S</meta:editing-duration>
    <meta:editing-cycles>4</meta:editing-cycles>
    <meta:generator>OpenOffice.org/3.2$Win32 OpenOffice.org_project/320m18$Build-9502</meta:generator>
    <dc:date>2013-07-10T17:50:21.96</dc:date>
    <meta:document-statistic meta:object-count="87"/>
  </office:meta>
</office:document-meta>
</file>